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74ef" officeooo:paragraph-rsid="000474ef"/>
    </style:style>
    <style:style style:name="P2" style:family="paragraph" style:parent-style-name="Standard">
      <style:paragraph-properties fo:text-align="start" style:justify-single-word="false"/>
      <style:text-properties officeooo:rsid="000474ef" officeooo:paragraph-rsid="000474ef"/>
    </style:style>
    <style:style style:name="P3" style:family="paragraph" style:parent-style-name="Standard">
      <style:paragraph-properties fo:text-align="start" style:justify-single-word="false"/>
      <style:text-properties fo:font-size="15pt" officeooo:rsid="00062d68" officeooo:paragraph-rsid="00062d68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2pt" officeooo:rsid="000474ef" officeooo:paragraph-rsid="000474e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62d68" officeooo:paragraph-rsid="00062d6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8af8c" officeooo:paragraph-rsid="0008af8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62d68" officeooo:paragraph-rsid="00062d6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c9211e" loext:opacity="100%" fo:font-size="15pt" officeooo:rsid="000474ef" officeooo:paragraph-rsid="000474ef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color="#ff0000" loext:opacity="100%" fo:font-size="15pt" fo:font-weight="bold" officeooo:rsid="00062d68" officeooo:paragraph-rsid="00062d68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0000" loext:opacity="100%" fo:font-size="12pt" officeooo:rsid="0008af8c" officeooo:paragraph-rsid="0008af8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774f2" officeooo:paragraph-rsid="000774f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8af8c" officeooo:paragraph-rsid="0008af8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111111" loext:opacity="100%" fo:font-size="12pt" officeooo:rsid="0008af8c" officeooo:paragraph-rsid="0008af8c" style:font-size-asian="10.5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c9211e" loext:opacity="100%" fo:font-size="15pt" style:font-size-asian="15pt" style:font-size-complex="15pt"/>
    </style:style>
    <style:style style:name="T3" style:family="text">
      <style:text-properties fo:color="#000000" loext:opacity="100%"/>
    </style:style>
    <style:style style:name="T4" style:family="text">
      <style:text-properties officeooo:rsid="000774f2"/>
    </style:style>
    <style:style style:name="T5" style:family="text">
      <style:text-properties fo:color="#ff0000" loext:opacity="100%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ignes évaluation séance 3 :</text:p>
      <text:p text:style-name="P1"/>
      <text:p text:style-name="P2">Evaluation orale vendredi 6 octobre de 10h30 à 12h30.(séance 3)</text:p>
      <text:p text:style-name="P2"/>
      <text:p text:style-name="P2">sae sur moodle : grille et barême.</text:p>
      <text:p text:style-name="P2"/>
      <text:p text:style-name="P2">Prendre le travail sur séance 2.</text:p>
      <text:p text:style-name="P2"/>
      <text:p text:style-name="P4">la semaine du 25 en autonomie.</text:p>
      <text:p text:style-name="P4">Lundi il faut demander à valérie ou un enseignant d’ouvrir la salle, quand le cours est fini fermer les fenetres et éteindre les lumières et pc.</text:p>
      <text:p text:style-name="P4"/>
      <text:p text:style-name="P4">Préparer un compte rendu orale du travail d’équipe en 5 minutes.</text:p>
      <text:p text:style-name="P4">Qui fait quoi ? Qui utilise quels outils ? Quelles sont les difficultés rencontrées ? Qu’est ce qu’on a utilisé pour répartir le travail d’équipe ? Etc.)</text:p>
      <text:p text:style-name="P4"/>
      <text:p text:style-name="P4">quelles sont les méthodes de recherche documentaire et outils utilisés. A-t-on mis des alertes, agrégateur de flux... </text:p>
      <text:p text:style-name="P4">(netvibes, google) chaque personne du groupe doit utiliser un outil différent ( sae 1.06 </text:p>
      <text:p text:style-name="P4"/>
      <text:p text:style-name="P3">reprendre les ressources sur la recherche d’info</text:p>
      <text:p text:style-name="P7"><text:s/></text:p>
      <text:p text:style-name="P3">Docs sur R1.08</text:p>
      <text:p text:style-name="P4"/>
      <text:p text:style-name="P5">Faire un bilan de nos recherches, ressenti sur les recherches. (ex : difficultés rencontrées…)</text:p>
      <text:p text:style-name="P5"/>
      <text:p text:style-name="P5">lien avec cours de carol. <text:span text:style-name="T1">Pour la séance 3 appuyer les propos sur un diaporama (genial.ly, canva, prezzi) et séance 7 !</text:span></text:p>
      <text:p text:style-name="P5"><text:span text:style-name="T1"/></text:p>
      <text:p text:style-name="P7">Cours de comm pour la séance du 22 septembre. Note sur l’oral d’équipe. Respecter les <text:span text:style-name="T2">5mins +- 30secondes </text:span><text:span text:style-name="T3">ne pas lire les notes. </text:span></text:p>
      <text:p text:style-name="P7"><text:span text:style-name="T3"/></text:p>
      <text:p text:style-name="P9">Dans les rôles, le dépositaire doit : dépôt en pdf au plus tard le jeudi 5 octobre à 23h59 . <text:span text:style-name="T4">Ne pas oublier de donner les droits à la prof si le pdf ne fonctionne pas.</text:span></text:p>
      <text:p text:style-name="P9"/>
      <text:p text:style-name="P11">Genial.ly version payante pour pdf. </text:p>
      <text:p text:style-name="P11"/>
      <text:p text:style-name="P12">Quand on dépose le fichier il y a la date et l’heure donc pas de triche possible.</text:p>
      <text:p text:style-name="P12"/>
      <text:p text:style-name="P12">Libellé le fichier : <text:span text:style-name="T5">Organisation_travail_NOM1_NOM2_NOM3_NOM4</text:span></text:p>
      <text:p text:style-name="P8"/>
      <text:p text:style-name="P13">Barême : note sur 5, + deux autres évaluation qui fera une note sur 20.</text:p>
      <text:p text:style-name="P13"><text:tab/><text:tab/>organisation du travail –&gt; barême : 1</text:p>
      <text:p text:style-name="P13"><text:tab/><text:tab/>Méthode de recherche, bilan du travail–&gt; barême : <text:s/>2 </text:p>
      <text:p text:style-name="P13"><text:soft-page-break/><text:tab/><text:tab/>Oral ( support visuel, gestuelle, débit de parole, voix, clareté de la présentation, gestion du temps, transition dans la prise de parole, coordination support/parole, etc.)→ barême : 2 </text:p>
      <text:p text:style-name="P13"/>
      <text:p text:style-name="P10">pénalisé : diapo qui suit pas, gros blanc parce qu’on ne sait pas qui parle, tout doit être fluide. La personne qui gère le diapo n’est pas celle qui parle.</text:p>
      <text:p text:style-name="P13"><text:tab/><text:tab/></text:p>
      <text:p text:style-name="P13"/>
      <text:p text:style-name="P13">Quand on présente netvibes ou autre : mettre le lien dans le diapo pour y accéder (perte de points si c pas respecter). <text:span text:style-name="T5">Tout ce qui est avancé doit être justifié, screen, liens, etc.</text:span></text:p>
      <text:p text:style-name="P13"><text:span text:style-name="T5"/></text:p>
      <text:p text:style-name="P4"/>
      <text:p text:style-name="P4"/>
      <text:p text:style-name="P6">Séance 1 : Donner l’organisation pour le 22 septemb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0:39:23.675677566</meta:creation-date>
    <dc:date>2023-09-22T11:30:44.502560946</dc:date>
    <meta:editing-duration>PT19M49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2" meta:paragraph-count="28" meta:word-count="394" meta:character-count="2255" meta:non-whitespace-character-count="1872"/>
  </office:meta>
</office:document-meta>
</file>